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" table:style-name="ta1" table:print="false">
        <table:table-column table:style-name="co1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row table:style-name="ro8"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ir te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office:value-type="string" calcext:value-type="string">
            <text:p>ir cou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office:value-type="string" calcext:value-type="string">
            <text:p>UART Transmiss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office:value-type="string" calcext:value-type="string">
            <text:p>banner te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7</text:p>
          </table:table-cell>
          <table:table-cell office:value-type="string" calcext:value-type="string">
            <text:p>ir code numbs cou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8</text:p>
          </table:table-cell>
          <table:table-cell office:value-type="string" calcext:value-type="string">
            <text:p>divide te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9</text:p>
          </table:table-cell>
          <table:table-cell office:value-type="string" calcext:value-type="string">
            <text:p>divide te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</text:p>
          </table:table-cell>
          <table:table-cell office:value-type="string" calcext:value-type="string">
            <text:p>ir inpu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B</text:p>
          </table:table-cell>
          <table:table-cell office:value-type="string" calcext:value-type="string">
            <text:p>ir inpu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ir inpu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ASCII conversion te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F</text:p>
          </table:table-cell>
          <table:table-cell office:value-type="string" calcext:value-type="string">
            <text:p>LPC, LCD </text:p>
          </table:table-cell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13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17:47:07.20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01T22:27:47.085000000</dc:date>
    <meta:editing-duration>P5DT39M59S</meta:editing-duration>
    <meta:editing-cycles>125</meta:editing-cycles>
    <meta:generator>LibreOffice/4.3.5.2$Windows_x86 LibreOffice_project/3a87456aaa6a95c63eea1c1b3201acedf0751bd5</meta:generator>
    <meta:document-statistic meta:table-count="6" meta:cell-count="1336" meta:object-count="0"/>
  </office:meta>
</office:document-meta>
</file>